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7b911b" officeooo:paragraph-rsid="00019332" style:font-size-asian="10pt" style:font-size-complex="10pt"/>
    </style:style>
    <style:style style:name="P2"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064230" officeooo:paragraph-rsid="00019332" style:font-size-asian="10pt" style:font-size-complex="10pt"/>
    </style:style>
    <style:style style:name="P3"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0b8ba4" officeooo:paragraph-rsid="00019332" style:font-size-asian="10pt" style:font-size-complex="10pt"/>
    </style:style>
    <style:style style:name="P4"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9595e8" officeooo:paragraph-rsid="00019332" style:font-size-asian="10pt" style:font-size-complex="10pt"/>
    </style:style>
    <style:style style:name="P5" style:family="paragraph" style:parent-style-name="Standard">
      <style:paragraph-properties fo:text-align="justify" style:justify-single-word="false"/>
      <style:text-properties style:font-name="sans-serif" fo:font-size="10pt" fo:font-style="italic" style:text-underline-style="none" officeooo:rsid="00a30624" officeooo:paragraph-rsid="00019332" style:font-size-asian="10pt" style:font-style-asian="italic" style:font-size-complex="10pt" style:font-style-complex="italic"/>
    </style:style>
    <style:style style:name="P6" style:family="paragraph" style:parent-style-name="Standard">
      <style:paragraph-properties fo:text-align="justify" style:justify-single-word="false"/>
      <style:text-properties style:font-name="sans-serif" fo:font-size="10pt" fo:font-style="italic" style:text-underline-style="none" officeooo:rsid="0025f5d9" officeooo:paragraph-rsid="00019332" style:font-size-asian="10pt" style:font-style-asian="italic" style:font-size-complex="10pt" style:font-style-complex="italic"/>
    </style:style>
    <style:style style:name="P7" style:family="paragraph" style:parent-style-name="Standard">
      <style:paragraph-properties fo:text-align="justify" style:justify-single-word="false"/>
      <style:text-properties style:font-name="sans-serif" fo:font-size="10pt" fo:font-style="italic" style:text-underline-style="none" officeooo:rsid="005e2ae7" officeooo:paragraph-rsid="00019332" style:font-size-asian="10pt" style:font-style-asian="italic" style:font-size-complex="10pt" style:font-style-complex="italic"/>
    </style:style>
    <style:style style:name="P8" style:family="paragraph" style:parent-style-name="Standard">
      <style:paragraph-properties fo:text-align="justify" style:justify-single-word="false"/>
      <style:text-properties style:font-name="sans-serif" fo:font-size="10pt" fo:font-style="italic" style:text-underline-style="none" officeooo:rsid="002bde08" officeooo:paragraph-rsid="00019332" style:font-size-asian="10pt" style:font-style-asian="italic" style:font-size-complex="10pt" style:font-style-complex="italic"/>
    </style:style>
    <style:style style:name="P9" style:family="paragraph" style:parent-style-name="Standard">
      <style:paragraph-properties fo:text-align="justify" style:justify-single-word="false"/>
      <style:text-properties style:font-name="sans-serif" fo:font-size="10pt" fo:font-style="italic" style:text-underline-style="none" officeooo:rsid="0013b9d3" officeooo:paragraph-rsid="00019332" style:font-size-asian="10pt" style:font-style-asian="italic" style:font-size-complex="10pt" style:font-style-complex="italic"/>
    </style:style>
    <style:style style:name="P10" style:family="paragraph" style:parent-style-name="Standard">
      <style:paragraph-properties fo:text-align="justify" style:justify-single-word="false"/>
      <style:text-properties style:font-name="sans-serif" fo:font-size="10pt" fo:font-style="italic" style:text-underline-style="none" officeooo:rsid="00157d3f" officeooo:paragraph-rsid="00019332" style:font-size-asian="10pt" style:font-style-asian="italic" style:font-size-complex="10pt" style:font-style-complex="italic"/>
    </style:style>
    <style:style style:name="P11" style:family="paragraph" style:parent-style-name="Standard">
      <style:paragraph-properties fo:text-align="justify" style:justify-single-word="false"/>
      <style:text-properties style:font-name="sans-serif" fo:font-size="10pt" fo:font-style="italic" style:text-underline-style="none" officeooo:rsid="004bce84" officeooo:paragraph-rsid="00019332" style:font-size-asian="10pt" style:font-style-asian="italic" style:font-size-complex="10pt" style:font-style-complex="italic"/>
    </style:style>
    <style:style style:name="P12" style:family="paragraph" style:parent-style-name="Standard">
      <style:paragraph-properties fo:text-align="justify" style:justify-single-word="false"/>
      <style:text-properties style:font-name="sans-serif" fo:font-size="10pt" fo:font-style="italic" style:text-underline-style="none" officeooo:rsid="004c854d" officeooo:paragraph-rsid="00019332" style:font-size-asian="10pt" style:font-style-asian="italic" style:font-size-complex="10pt" style:font-style-complex="italic"/>
    </style:style>
    <style:style style:name="P13" style:family="paragraph" style:parent-style-name="Standard">
      <style:paragraph-properties fo:text-align="justify" style:justify-single-word="false"/>
      <style:text-properties style:font-name="sans-serif" fo:font-size="10pt" fo:font-style="italic" style:text-underline-style="none" officeooo:rsid="008d3901" officeooo:paragraph-rsid="00019332" style:font-size-asian="10pt" style:font-style-asian="italic" style:font-size-complex="10pt" style:font-style-complex="italic"/>
    </style:style>
    <style:style style:name="P14" style:family="paragraph" style:parent-style-name="Standard">
      <style:paragraph-properties fo:text-align="justify" style:justify-single-word="false"/>
      <style:text-properties style:font-name="sans-serif" fo:font-size="10pt" style:text-underline-style="none" officeooo:rsid="00151370" officeooo:paragraph-rsid="00019332" style:font-size-asian="10pt" style:font-size-complex="10pt"/>
    </style:style>
    <style:style style:name="P15" style:family="paragraph" style:parent-style-name="Standard">
      <style:paragraph-properties fo:text-align="justify" style:justify-single-word="false"/>
      <style:text-properties style:font-name="sans-serif" fo:font-size="10pt" style:text-underline-style="none" officeooo:rsid="001fa2a2" officeooo:paragraph-rsid="00019332" style:font-size-asian="10pt" style:font-size-complex="10pt"/>
    </style:style>
    <style:style style:name="P16" style:family="paragraph" style:parent-style-name="Standard">
      <style:paragraph-properties fo:text-align="justify" style:justify-single-word="false"/>
      <style:text-properties style:font-name="sans-serif" fo:font-size="10pt" style:text-underline-style="none" officeooo:rsid="0023f5ff" officeooo:paragraph-rsid="00019332" style:font-size-asian="10pt" style:font-size-complex="10pt"/>
    </style:style>
    <style:style style:name="P17" style:family="paragraph" style:parent-style-name="Standard">
      <style:paragraph-properties fo:text-align="justify" style:justify-single-word="false"/>
      <style:text-properties style:font-name="sans-serif" fo:font-size="10pt" style:text-underline-style="none" officeooo:rsid="003cf6cd" officeooo:paragraph-rsid="00019332" style:font-size-asian="10pt" style:font-size-complex="10pt"/>
    </style:style>
    <style:style style:name="P18" style:family="paragraph" style:parent-style-name="Standard">
      <style:paragraph-properties fo:text-align="justify" style:justify-single-word="false"/>
      <style:text-properties style:font-name="sans-serif" fo:font-size="10pt" style:text-underline-style="none" officeooo:rsid="004c5881" officeooo:paragraph-rsid="00019332" style:font-size-asian="10pt" style:font-size-complex="10pt"/>
    </style:style>
    <style:style style:name="P19" style:family="paragraph" style:parent-style-name="Standard">
      <style:paragraph-properties fo:text-align="justify" style:justify-single-word="false"/>
      <style:text-properties style:font-name="sans-serif" fo:font-size="10pt" style:text-underline-style="none" officeooo:rsid="0049deed" officeooo:paragraph-rsid="00019332" style:font-size-asian="10pt" style:font-size-complex="10pt"/>
    </style:style>
    <style:style style:name="P20" style:family="paragraph" style:parent-style-name="Standard">
      <style:paragraph-properties fo:text-align="justify" style:justify-single-word="false"/>
      <style:text-properties style:font-name="sans-serif" fo:font-size="10pt" style:text-underline-style="none" officeooo:rsid="002b1497" officeooo:paragraph-rsid="00019332" style:font-size-asian="10pt" style:font-size-complex="10pt"/>
    </style:style>
    <style:style style:name="P21" style:family="paragraph" style:parent-style-name="Standard">
      <style:paragraph-properties fo:text-align="justify" style:justify-single-word="false"/>
      <style:text-properties style:font-name="sans-serif" fo:font-size="10pt" style:text-underline-style="none" officeooo:rsid="004c854d" officeooo:paragraph-rsid="00019332" style:font-size-asian="10pt" style:font-size-complex="10pt"/>
    </style:style>
    <style:style style:name="P22" style:family="paragraph" style:parent-style-name="Standard">
      <style:paragraph-properties fo:text-align="justify" style:justify-single-word="false"/>
      <style:text-properties style:font-name="sans-serif" fo:font-size="10pt" style:text-underline-style="none" officeooo:rsid="0096fbf1" officeooo:paragraph-rsid="00019332" style:font-size-asian="10pt" style:font-size-complex="10pt"/>
    </style:style>
    <style:style style:name="P23" style:family="paragraph" style:parent-style-name="Standard">
      <style:paragraph-properties fo:text-align="justify" style:justify-single-word="false"/>
      <style:text-properties style:font-name="sans-serif" fo:font-size="10pt" style:text-underline-style="none" officeooo:rsid="0099d007" officeooo:paragraph-rsid="00019332" style:font-size-asian="10pt" style:font-size-complex="10pt"/>
    </style:style>
    <style:style style:name="P24" style:family="paragraph" style:parent-style-name="Standard">
      <style:paragraph-properties fo:text-align="justify" style:justify-single-word="false"/>
      <style:text-properties style:font-name="sans-serif" fo:font-size="10pt" style:text-underline-style="none" officeooo:rsid="00a0a195" officeooo:paragraph-rsid="00019332" style:font-size-asian="10pt" style:font-size-complex="10pt"/>
    </style:style>
    <style:style style:name="P25" style:family="paragraph" style:parent-style-name="Standard">
      <style:paragraph-properties fo:text-align="justify" style:justify-single-word="false"/>
      <style:text-properties style:font-name="sans-serif" fo:font-size="10pt" style:text-underline-style="none" officeooo:rsid="002bb5d5" officeooo:paragraph-rsid="00019332" style:font-size-asian="10pt" style:font-size-complex="10pt"/>
    </style:style>
    <style:style style:name="P26" style:family="paragraph" style:parent-style-name="Standard">
      <style:paragraph-properties fo:text-align="justify" style:justify-single-word="false"/>
      <style:text-properties style:font-name="sans-serif" fo:font-size="10pt" style:text-underline-style="none" officeooo:rsid="008e5e0a" officeooo:paragraph-rsid="00019332" style:font-size-asian="10pt" style:font-size-complex="10pt"/>
    </style:style>
    <style:style style:name="P27" style:family="paragraph" style:parent-style-name="Standard">
      <style:paragraph-properties fo:text-align="justify" style:justify-single-word="false"/>
      <style:text-properties style:font-name="sans-serif" fo:font-size="10pt" style:text-underline-style="none" officeooo:rsid="0041cee5" officeooo:paragraph-rsid="00019332" style:font-size-asian="10pt" style:font-size-complex="10pt"/>
    </style:style>
    <style:style style:name="P28" style:family="paragraph" style:parent-style-name="Standard">
      <style:paragraph-properties fo:text-align="justify" style:justify-single-word="false"/>
      <style:text-properties style:font-name="sans-serif" fo:font-size="10pt" fo:font-style="normal" style:text-underline-style="none" officeooo:rsid="002b1497" officeooo:paragraph-rsid="00019332" style:font-size-asian="10pt" style:font-style-asian="normal" style:font-size-complex="10pt" style:font-style-complex="normal"/>
    </style:style>
    <style:style style:name="P29" style:family="paragraph" style:parent-style-name="Standard">
      <style:paragraph-properties fo:text-align="justify" style:justify-single-word="false"/>
      <style:text-properties style:font-name="sans-serif" fo:font-size="10pt" fo:font-style="normal" style:text-underline-style="none" officeooo:rsid="0036a9a4" officeooo:paragraph-rsid="00019332" style:font-size-asian="10pt" style:font-style-asian="normal" style:font-size-complex="10pt" style:font-style-complex="normal"/>
    </style:style>
    <style:style style:name="P30" style:family="paragraph" style:parent-style-name="Standard">
      <style:paragraph-properties fo:text-align="justify" style:justify-single-word="false"/>
      <style:text-properties style:font-name="sans-serif" fo:font-size="10pt" fo:font-style="normal" style:text-underline-style="none" officeooo:rsid="00582078" officeooo:paragraph-rsid="00019332" style:font-size-asian="10pt" style:font-style-asian="normal" style:font-size-complex="10pt" style:font-style-complex="normal"/>
    </style:style>
    <style:style style:name="P31" style:family="paragraph" style:parent-style-name="Standard">
      <style:paragraph-properties fo:text-align="justify" style:justify-single-word="false"/>
      <style:text-properties style:font-name="sans-serif" fo:font-size="10pt" fo:font-style="normal" style:text-underline-style="none" officeooo:rsid="002bde08" officeooo:paragraph-rsid="00019332" style:font-size-asian="10pt" style:font-style-asian="normal" style:font-size-complex="10pt" style:font-style-complex="normal"/>
    </style:style>
    <style:style style:name="P32" style:family="paragraph" style:parent-style-name="Standard">
      <style:paragraph-properties fo:text-align="justify" style:justify-single-word="false"/>
      <style:text-properties style:font-name="sans-serif" fo:font-size="10pt" fo:font-style="normal" style:text-underline-style="none" officeooo:rsid="0071d4a8" officeooo:paragraph-rsid="00019332" style:font-size-asian="10pt" style:font-style-asian="normal" style:font-size-complex="10pt" style:font-style-complex="normal"/>
    </style:style>
    <style:style style:name="P33" style:family="paragraph" style:parent-style-name="Standard">
      <style:paragraph-properties fo:text-align="justify" style:justify-single-word="false"/>
      <style:text-properties style:font-name="sans-serif" fo:font-size="10pt" fo:font-style="normal" style:text-underline-style="none" officeooo:rsid="0087b598" officeooo:paragraph-rsid="00019332" style:font-size-asian="10pt" style:font-style-asian="normal" style:font-size-complex="10pt" style:font-style-complex="normal"/>
    </style:style>
    <style:style style:name="P34" style:family="paragraph" style:parent-style-name="Standard">
      <style:paragraph-properties fo:text-align="justify" style:justify-single-word="false"/>
      <style:text-properties style:font-name="sans-serif" fo:font-size="10pt" fo:font-style="normal" style:text-underline-style="none" officeooo:rsid="008ee189" officeooo:paragraph-rsid="00019332" style:font-size-asian="10pt" style:font-style-asian="normal" style:font-size-complex="10pt" style:font-style-complex="normal"/>
    </style:style>
    <style:style style:name="P35" style:family="paragraph" style:parent-style-name="Standard">
      <style:paragraph-properties fo:text-align="justify" style:justify-single-word="false"/>
      <style:text-properties style:font-name="sans-serif" fo:font-size="10pt" fo:font-style="normal" style:text-underline-style="none" officeooo:rsid="009d5627" officeooo:paragraph-rsid="00019332" style:font-size-asian="10pt" style:font-style-asian="normal" style:font-size-complex="10pt" style:font-style-complex="normal"/>
    </style:style>
    <style:style style:name="P36" style:family="paragraph" style:parent-style-name="Standard">
      <style:paragraph-properties fo:text-align="justify" style:justify-single-word="false"/>
      <style:text-properties style:font-name="sans-serif" fo:font-size="10pt" fo:font-style="normal" style:text-underline-style="none" officeooo:rsid="009e1960" officeooo:paragraph-rsid="00019332" style:font-size-asian="10pt" style:font-style-asian="normal" style:font-size-complex="10pt" style:font-style-complex="normal"/>
    </style:style>
    <style:style style:name="P37" style:family="paragraph" style:parent-style-name="Standard">
      <style:paragraph-properties fo:text-align="justify" style:justify-single-word="false"/>
      <style:text-properties style:font-name="sans-serif" fo:font-size="10pt" fo:font-style="normal" style:text-underline-style="none" officeooo:rsid="009ea775" officeooo:paragraph-rsid="00019332" style:font-size-asian="10pt" style:font-style-asian="normal" style:font-size-complex="10pt" style:font-style-complex="normal"/>
    </style:style>
    <style:style style:name="P38" style:family="paragraph" style:parent-style-name="Standard">
      <style:paragraph-properties fo:text-align="justify" style:justify-single-word="false"/>
      <style:text-properties style:font-name="sans-serif" fo:font-size="10pt" fo:font-style="normal" style:text-underline-style="none" officeooo:rsid="00a0a195" officeooo:paragraph-rsid="00019332" style:font-size-asian="10pt" style:font-style-asian="normal" style:font-size-complex="10pt" style:font-style-complex="normal"/>
    </style:style>
    <style:style style:name="P39" style:family="paragraph" style:parent-style-name="Standard">
      <style:paragraph-properties fo:text-align="justify" style:justify-single-word="false"/>
      <style:text-properties style:font-name="sans-serif" fo:font-size="10pt" fo:font-style="normal" style:text-underline-style="none" officeooo:rsid="00038d66" officeooo:paragraph-rsid="00038d66" style:font-size-asian="10pt" style:font-style-asian="normal" style:font-size-complex="10pt" style:font-style-complex="normal"/>
    </style:style>
    <style:style style:name="P40" style:family="paragraph" style:parent-style-name="Standard">
      <style:paragraph-properties fo:text-align="justify" style:justify-single-word="false"/>
      <style:text-properties style:font-name="sans-serif" fo:font-size="10pt" style:text-underline-style="none" officeooo:rsid="003cf6cd" officeooo:paragraph-rsid="0008033b" style:font-size-asian="10pt" style:font-size-complex="10pt"/>
    </style:style>
    <style:style style:name="P41" style:family="paragraph" style:parent-style-name="Standard">
      <style:paragraph-properties fo:text-align="justify" style:justify-single-word="false"/>
      <style:text-properties style:font-name="sans-serif" fo:font-size="10pt" style:text-underline-style="none" officeooo:rsid="0026ef95" officeooo:paragraph-rsid="0009b6b4" style:font-size-asian="10pt" style:font-size-complex="10pt"/>
    </style:style>
    <style:style style:name="P42" style:family="paragraph" style:parent-style-name="Standard">
      <style:paragraph-properties fo:text-align="justify" style:justify-single-word="false"/>
      <style:text-properties style:font-name="sans-serif" fo:font-size="10pt" style:text-underline-style="none" officeooo:rsid="008da9dc" officeooo:paragraph-rsid="00121a64" style:font-size-asian="10pt" style:font-size-complex="10pt"/>
    </style:style>
    <style:style style:name="P43" style:family="paragraph" style:parent-style-name="Standard">
      <style:paragraph-properties fo:text-align="justify" style:justify-single-word="false"/>
      <style:text-properties style:font-name="sans-serif" fo:font-size="10pt" fo:font-style="italic" style:text-underline-style="none" officeooo:rsid="002bde08" officeooo:paragraph-rsid="00019332" style:font-size-asian="10pt" style:font-style-asian="italic" style:font-size-complex="10pt" style:font-style-complex="italic"/>
    </style:style>
    <style:style style:name="P44" style:family="paragraph" style:parent-style-name="Standard">
      <style:paragraph-properties fo:text-align="justify" style:justify-single-word="false"/>
      <style:text-properties style:font-name="sans-serif" fo:font-size="10pt" fo:font-style="italic" style:text-underline-style="none" officeooo:rsid="005e2ae7" officeooo:paragraph-rsid="000be87f" style:font-size-asian="10pt" style:font-style-asian="italic" style:font-size-complex="10pt" style:font-style-complex="italic"/>
    </style:style>
    <style:style style:name="P45" style:family="paragraph" style:parent-style-name="Standard">
      <style:paragraph-properties fo:text-align="justify" style:justify-single-word="false"/>
      <style:text-properties style:font-name="sans-serif" fo:font-size="10pt" fo:font-style="normal" style:text-underline-style="solid" style:text-underline-width="auto" style:text-underline-color="font-color" officeooo:rsid="008148f9" officeooo:paragraph-rsid="00121a64" style:font-size-asian="10pt" style:font-style-asian="normal" style:font-size-complex="10pt" style:font-style-complex="normal"/>
    </style:style>
    <style:style style:name="P46" style:family="paragraph" style:parent-style-name="Standard">
      <style:paragraph-properties fo:text-align="justify" style:justify-single-word="false"/>
      <style:text-properties style:font-name="sans-serif" fo:font-size="10pt" fo:font-style="normal" style:text-underline-style="solid" style:text-underline-width="auto" style:text-underline-color="font-color" officeooo:rsid="007f5a8a" officeooo:paragraph-rsid="000deb44" style:font-size-asian="10pt" style:font-style-asian="normal" style:font-size-complex="10pt" style:font-style-complex="normal"/>
    </style:style>
    <style:style style:name="P47" style:family="paragraph" style:parent-style-name="Standard">
      <style:paragraph-properties fo:text-align="justify" style:justify-single-word="false"/>
      <style:text-properties style:font-name="sans-serif" fo:font-size="10pt" fo:font-style="normal" style:text-underline-style="solid" style:text-underline-width="auto" style:text-underline-color="font-color" officeooo:rsid="007f5a8a" officeooo:paragraph-rsid="00019332" style:font-size-asian="10pt" style:font-style-asian="normal" style:font-size-complex="10pt" style:font-style-complex="normal"/>
    </style:style>
    <style:style style:name="P48" style:family="paragraph" style:parent-style-name="Standard">
      <style:paragraph-properties fo:text-align="justify" style:justify-single-word="false"/>
      <style:text-properties style:font-name="sans-serif" fo:font-size="10pt" fo:font-style="normal" style:text-underline-style="solid" style:text-underline-width="auto" style:text-underline-color="font-color" officeooo:rsid="0071d4a8" officeooo:paragraph-rsid="00019332" style:font-size-asian="10pt" style:font-style-asian="normal" style:font-size-complex="10pt" style:font-style-complex="normal"/>
    </style:style>
    <style:style style:name="T1" style:family="text">
      <style:text-properties officeooo:rsid="00543dd8"/>
    </style:style>
    <style:style style:name="T2" style:family="text">
      <style:text-properties officeooo:rsid="00211975"/>
    </style:style>
    <style:style style:name="T3" style:family="text">
      <style:text-properties officeooo:rsid="0041cee5"/>
    </style:style>
    <style:style style:name="T4" style:family="text">
      <style:text-properties fo:font-style="normal" style:font-style-asian="normal" style:font-style-complex="normal"/>
    </style:style>
    <style:style style:name="T5" style:family="text">
      <style:text-properties fo:font-style="normal" officeooo:rsid="00517a5f" style:font-style-asian="normal" style:font-style-complex="normal"/>
    </style:style>
    <style:style style:name="T6" style:family="text">
      <style:text-properties fo:font-style="normal" officeooo:rsid="00532a56" style:font-style-asian="normal" style:font-style-complex="normal"/>
    </style:style>
    <style:style style:name="T7" style:family="text">
      <style:text-properties fo:font-style="normal" officeooo:rsid="0041cee5" style:font-style-asian="normal" style:font-style-complex="normal"/>
    </style:style>
    <style:style style:name="T8" style:family="text">
      <style:text-properties fo:font-style="normal" officeooo:rsid="00582078" style:font-style-asian="normal" style:font-style-complex="normal"/>
    </style:style>
    <style:style style:name="T9" style:family="text">
      <style:text-properties fo:font-style="normal" officeooo:rsid="005a1fbc" style:font-style-asian="normal" style:font-style-complex="normal"/>
    </style:style>
    <style:style style:name="T10" style:family="text">
      <style:text-properties fo:font-style="normal" officeooo:rsid="002b1497" style:font-style-asian="normal" style:font-style-complex="normal"/>
    </style:style>
    <style:style style:name="T11" style:family="text">
      <style:text-properties fo:font-style="normal" officeooo:rsid="002bde08" style:font-style-asian="normal" style:font-style-complex="normal"/>
    </style:style>
    <style:style style:name="T12" style:family="text">
      <style:text-properties fo:font-style="normal" officeooo:rsid="005f92c5" style:font-style-asian="normal" style:font-style-complex="normal"/>
    </style:style>
    <style:style style:name="T13" style:family="text">
      <style:text-properties fo:font-style="normal" officeooo:rsid="006bc52f" style:font-style-asian="normal" style:font-style-complex="normal"/>
    </style:style>
    <style:style style:name="T14" style:family="text">
      <style:text-properties fo:font-style="normal" officeooo:rsid="00629659" style:font-style-asian="normal" style:font-style-complex="normal"/>
    </style:style>
    <style:style style:name="T15" style:family="text">
      <style:text-properties fo:font-style="normal" officeooo:rsid="00634ff0" style:font-style-asian="normal" style:font-style-complex="normal"/>
    </style:style>
    <style:style style:name="T16" style:family="text">
      <style:text-properties fo:font-style="normal" officeooo:rsid="0064e0df" style:font-style-asian="normal" style:font-style-complex="normal"/>
    </style:style>
    <style:style style:name="T17" style:family="text">
      <style:text-properties fo:font-style="normal" officeooo:rsid="00650ba1" style:font-style-asian="normal" style:font-style-complex="normal"/>
    </style:style>
    <style:style style:name="T18" style:family="text">
      <style:text-properties fo:font-style="normal" officeooo:rsid="0066ec5e" style:font-style-asian="normal" style:font-style-complex="normal"/>
    </style:style>
    <style:style style:name="T19" style:family="text">
      <style:text-properties fo:font-style="normal" officeooo:rsid="006862ec" style:font-style-asian="normal" style:font-style-complex="normal"/>
    </style:style>
    <style:style style:name="T20" style:family="text">
      <style:text-properties fo:font-style="normal" officeooo:rsid="006dc095" style:font-style-asian="normal" style:font-style-complex="normal"/>
    </style:style>
    <style:style style:name="T21" style:family="text">
      <style:text-properties fo:font-style="normal" officeooo:rsid="006d1035" style:font-style-asian="normal" style:font-style-complex="normal"/>
    </style:style>
    <style:style style:name="T22" style:family="text">
      <style:text-properties fo:font-style="normal" officeooo:rsid="00a29389" style:font-style-asian="normal" style:font-style-complex="normal"/>
    </style:style>
    <style:style style:name="T23" style:family="text">
      <style:text-properties fo:font-style="normal" officeooo:rsid="00098714" style:font-style-asian="normal" style:font-style-complex="normal"/>
    </style:style>
    <style:style style:name="T24" style:family="text">
      <style:text-properties fo:font-style="normal" officeooo:rsid="0009b6b4" style:font-style-asian="normal" style:font-style-complex="normal"/>
    </style:style>
    <style:style style:name="T25" style:family="text">
      <style:text-properties fo:font-style="normal" officeooo:rsid="000af561" style:font-style-asian="normal" style:font-style-complex="normal"/>
    </style:style>
    <style:style style:name="T26" style:family="text">
      <style:text-properties fo:font-style="normal" officeooo:rsid="000be87f" style:font-style-asian="normal" style:font-style-complex="normal"/>
    </style:style>
    <style:style style:name="T27" style:family="text">
      <style:text-properties fo:font-style="normal" officeooo:rsid="007c3616" style:font-style-asian="normal" style:font-style-complex="normal"/>
    </style:style>
    <style:style style:name="T28" style:family="text">
      <style:text-properties fo:font-style="normal" officeooo:rsid="000c2edc" style:font-style-asian="normal" style:font-style-complex="normal"/>
    </style:style>
    <style:style style:name="T29" style:family="text">
      <style:text-properties officeooo:rsid="002885cd"/>
    </style:style>
    <style:style style:name="T30" style:family="text">
      <style:text-properties fo:font-style="italic" officeooo:rsid="002885cd" style:font-style-asian="italic" style:font-style-complex="italic"/>
    </style:style>
    <style:style style:name="T31" style:family="text">
      <style:text-properties fo:font-style="italic" officeooo:rsid="009ea775" style:font-style-asian="italic" style:font-style-complex="italic"/>
    </style:style>
    <style:style style:name="T32" style:family="text">
      <style:text-properties officeooo:rsid="006dc095"/>
    </style:style>
    <style:style style:name="T33" style:family="text">
      <style:text-properties officeooo:rsid="0072dccb"/>
    </style:style>
    <style:style style:name="T34" style:family="text">
      <style:text-properties officeooo:rsid="00806fcd"/>
    </style:style>
    <style:style style:name="T35" style:family="text">
      <style:text-properties officeooo:rsid="008148f9"/>
    </style:style>
    <style:style style:name="T36" style:family="text">
      <style:text-properties officeooo:rsid="0088f296"/>
    </style:style>
    <style:style style:name="T37" style:family="text">
      <style:text-properties officeooo:rsid="008c425d"/>
    </style:style>
    <style:style style:name="T38" style:family="text">
      <style:text-properties officeooo:rsid="008e5e0a"/>
    </style:style>
    <style:style style:name="T39" style:family="text">
      <style:text-properties officeooo:rsid="008f1e96"/>
    </style:style>
    <style:style style:name="T40" style:family="text">
      <style:text-properties officeooo:rsid="0015d38c"/>
    </style:style>
    <style:style style:name="T41" style:family="text">
      <style:text-properties officeooo:rsid="009595e8"/>
    </style:style>
    <style:style style:name="T42" style:family="text">
      <style:text-properties officeooo:rsid="0097980d"/>
    </style:style>
    <style:style style:name="T43" style:family="text">
      <style:text-properties officeooo:rsid="009e1960"/>
    </style:style>
    <style:style style:name="T44" style:family="text">
      <style:text-properties officeooo:rsid="00a01a27"/>
    </style:style>
    <style:style style:name="T45" style:family="text">
      <style:text-properties officeooo:rsid="00a2d3d6"/>
    </style:style>
    <style:style style:name="T46" style:family="text">
      <style:text-properties officeooo:rsid="001c4cb6"/>
    </style:style>
    <style:style style:name="T47" style:family="text">
      <style:text-properties officeooo:rsid="002cea49"/>
    </style:style>
    <style:style style:name="T48" style:family="text">
      <style:text-properties officeooo:rsid="00019332"/>
    </style:style>
    <style:style style:name="T49" style:family="text">
      <style:text-properties officeooo:rsid="0001b201"/>
    </style:style>
    <style:style style:name="T50" style:family="text">
      <style:text-properties officeooo:rsid="00037509"/>
    </style:style>
    <style:style style:name="T51" style:family="text">
      <style:text-properties officeooo:rsid="00038d66"/>
    </style:style>
    <style:style style:name="T52" style:family="text">
      <style:text-properties officeooo:rsid="0004e75d"/>
    </style:style>
    <style:style style:name="T53" style:family="text">
      <style:text-properties officeooo:rsid="0007a88d"/>
    </style:style>
    <style:style style:name="T54" style:family="text">
      <style:text-properties officeooo:rsid="0009b6b4"/>
    </style:style>
    <style:style style:name="T55" style:family="text">
      <style:text-properties officeooo:rsid="000af561"/>
    </style:style>
    <style:style style:name="T56" style:family="text">
      <style:text-properties officeooo:rsid="000deb44"/>
    </style:style>
    <style:style style:name="T57" style:family="text">
      <style:text-properties officeooo:rsid="000f7599"/>
    </style:style>
    <style:style style:name="T58" style:family="text">
      <style:text-properties officeooo:rsid="00107dac"/>
    </style:style>
    <style:style style:name="T59" style:family="text">
      <style:text-properties officeooo:rsid="00121a64"/>
    </style:style>
    <style:style style:name="T60" style:family="text">
      <style:text-properties officeooo:rsid="00127a0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le</text:p>
      <text:p text:style-name="P5">genetic data what it is- how stored – two strains [bioinformatics book]</text:p>
      <text:p text:style-name="P2">Abstract</text:p>
      <text:p text:style-name="P14"><text:span text:style-name="T48">Genetic sequencing has generated, and continues to generate, vast amounts of data[]. It is beneficial to implement effective and useful methods of compression to reduce storage and transfer rates.</text:span> <text:span text:style-name="T1">This project proposal discusses methods of genetic compression and outlines the project’s intention to use a grammar-based compression method with the aim to improve efficiency on previous implementations and provide added functionality.</text:span></text:p>
      <text:p text:style-name="P14"/>
      <text:p text:style-name="P3">Introduction</text:p>
      <text:p text:style-name="P15"><text:span text:style-name="T49">D</text:span>ata compression <text:span text:style-name="T49">encompasses a variety of techniques and algorithms </text:span>to <text:span text:style-name="T2">encode data in such a way that</text:span> the amount of bits required to represent <text:span text:style-name="T2">it</text:span> <text:span text:style-name="T2">is reduced</text:span>. [the data compression book Mark Nelson, Introduction]. <text:span text:style-name="T50">Examples of compression range from Morse code, where the Latin alphabet is reduced to a series of dots and dashes, to the recognised compression standards of MPEG and JPEG used for digitized video and audio [intro to data compression – kaufmann]. In brief, repetitions and redundancies in the structure of the data can be manipulated to form a more compact representation. Where the same piece of information occurs frequently in data it can be represented instead with less information, thus reducing the amount of data required to represent the whole.</text:span></text:p>
      <text:p text:style-name="P15"/>
      <text:p text:style-name="P16"><text:span text:style-name="T51">C</text:span>ompact data takes less space to store and less time to transmit []. Alongside developments in <text:span text:style-name="T51">CPU and memory performance</text:span>, compression <text:span text:style-name="T51">is integral to</text:span> long-distance communication [kauffman], mass-media <text:span text:style-name="T51">(from physical storage to streaming services [youtube reference]), and it’s use increases the storage capacity of physical storage media; reducing it’s relative cost and energy consumption. The speed at which compressed data can be read and written is increased compared to uncompressed data and file transfer rates and capacity are also increased.</text:span></text:p>
      <text:p text:style-name="P28"/>
      <text:p text:style-name="P39">Genetic data is critically abundant [], and new methods of genetic sequencing results in more data being analysed and recorded[]. DNA, [the nucleotide acids that form genomes], is formed of four base pairs, represented as ACGT, and so genetic sequences such as those mentioned can be stored in strings of ACG and T varying in size from [small size] <text:s/>to [large size example]. All species of living organism has a specified genome [whats a genome?], each individual member of a species has a unique genome with slight variations, and new genetic sequences are able to be formed [reference]. [DNA IS USED FOR? BENEFITS BRIEF]</text:p>
      <text:p text:style-name="P6"/>
      <text:p text:style-name="P29">Compressing genetic information is thus necessary and useful and a variety of <text:span text:style-name="T51">algorithms</text:span> have been implemented to do so efficiently []. <text:span text:style-name="T52">This proposal shall discuss some of these methods and the practicalities of compressing genetic sequences in more detail before proposing a plan to implement such a method for this project.</text:span></text:p>
      <text:p text:style-name="P3"><text:soft-page-break/>Research</text:p>
      <text:p text:style-name="P40">Compression algorithms for genetic sequences must aim to “efficiently store, access, communicate, and search these large datasets” <text:span text:style-name="T53">[reference review]</text:span> by catering to the idiosyncrasies of the data, <text:span text:style-name="T53">for example, the frequency with which palindromes occur[] or accounting for approximate matches, where there is only a slight variation between substrings</text:span>. There are numerous algorithms <text:span text:style-name="T53">that use</text:span> different compression techniques <text:span text:style-name="T53">to achieve these attributes</text:span> <text:span text:style-name="T3">whilst mitigating negative traits such as long compression or decompression times or heavy computation or memory requirements</text:span>.</text:p>
      <text:p text:style-name="P17"/>
      <text:p text:style-name="P40"><text:span text:style-name="T3">Bakr and Sharawi [review reference]</text:span> <text:span text:style-name="T3">categorise genetic compression algorithms into two modes: the horizontal mode, that is compression on a single sequence and it’s substrings, and the vertical mode, a set of sequences and their substrings, for example a collection of different species’ genomes []. The more common horizontal mode includes substitutional based methods, where repeating sequences are substituted with a pointer reference to the ‘same sequences in a dictionary’ [], statistical based methods that use probability distributions over all symbols in a sequence to encode the likelihood of subsequent symbols rather than the symbols themselves [compression book, if these things really align]. </text:span></text:p>
      <text:p text:style-name="P40"/>
      <text:p text:style-name="P40"><text:span text:style-name="T3">Although various implementations differ in their performance, statistical based methods appear computationally heavy whilst providing an improved compression ratio, compared to substitutional based methods which generally provide faster compression []. However, other aspects of the data including long substrings with little pattern require additional compression techniques such as naive[] 2 bit base [explain]. Genetic data requires the combination of multiple methods of compression to account for different aspects in the data and provide additional degrees of compression on already compressed data.</text:span></text:p>
      <text:p text:style-name="P18"/>
      <text:p text:style-name="P19"><text:span text:style-name="T5">This project will use a grammar-based method of compression. </text:span><text:span text:style-name="T6">As discussed by </text:span><text:span text:style-name="T7">Bakr and Sharawi, </text:span><text:span text:style-name="T8">grammar-based compression has not given good rates of compression when compared to </text:span><text:span text:style-name="T23">those</text:span><text:span text:style-name="T8"> mentioned </text:span><text:span text:style-name="T23">above</text:span><text:span text:style-name="T6">. </text:span><text:span text:style-name="T8">However, it is indicated that </text:span><text:span text:style-name="T23">grammar-based implementations provide the</text:span><text:span text:style-name="T8"> ability to detect repeats ‘that occur across multiple sequences in a collection’ and to ‘support random access and search in the compressed collection.’ [review] </text:span><text:span text:style-name="T23"><text:s/>Furthermore,</text:span><text:span text:style-name="T8"> </text:span><text:span text:style-name="T23">p</text:span><text:span text:style-name="T8">revious work done on grammar-based compression of </text:span><text:span text:style-name="T23">genetic</text:span><text:span text:style-name="T8"> sequences [] give</text:span><text:span text:style-name="T9">s</text:span><text:span text:style-name="T8"> a clear indication of a potential method to improve compression ratios.</text:span></text:p>
      <text:p text:style-name="P30"/>
      <text:p text:style-name="P41"><text:span text:style-name="T54">Context-free grammars consist of a hierarchy of rules, the grammar, that relate non-terminal symbols to sequences of terminal and non-terminal symbols. Whenever a non-terminal symbol appears in a grammar, it can effectively be replaced with the right-hand side of the rule it designates. Given data that has some inherent structure, a grammar that encodes all the information required to reconstruct it can be generated by replacing repeated sequences with a </text:span><text:soft-page-break/><text:span text:style-name="T54">non-terminal and adding a rule to the grammar. For instance, a simple word </text:span><text:span text:style-name="T30">banana</text:span><text:span text:style-name="T29"> </text:span><text:span text:style-name="T10">can form a grammar </text:span></text:p>
      <text:p text:style-name="P28"/>
      <text:p text:style-name="P28"><text:tab/>S → bGGa</text:p>
      <text:p text:style-name="P28"><text:tab/>G → an</text:p>
      <text:p text:style-name="P28"/>
      <text:p text:style-name="P20"><text:span text:style-name="T8">And so context-free grammars provide a method to store data in a more compact form. The grammars formed are also intuitive [], </text:span><text:span text:style-name="T11">reveal patterns </text:span><text:span text:style-name="T24">and relationships in the data</text:span><text:span text:style-name="T11"> that other compression methods may not [reference? Sequitur paper] and give the ability to check whether a string is </text:span><text:span text:style-name="T24">a </text:span><text:span text:style-name="T11">valid </text:span><text:span text:style-name="T24">sequence in the grammar.</text:span></text:p>
      <text:p text:style-name="P31"/>
      <text:p text:style-name="P7"><text:span text:style-name="T25">The </text:span><text:span text:style-name="T4">S</text:span><text:span text:style-name="T25">EQUITUR</text:span><text:span text:style-name="T4"> algorithm, </text:span><text:span text:style-name="T25">is</text:span><text:span text:style-name="T4"> </text:span><text:span text:style-name="T12">a comparatively multi-purpose </text:span><text:span text:style-name="T25">grammar-based</text:span><text:span text:style-name="T12"> implementation that </text:span><text:span text:style-name="T25">achieves</text:span><text:span text:style-name="T12"> good results on multiple types of data. </text:span><text:span text:style-name="T25">It</text:span><text:span text:style-name="T12"> is indicated </text:span><text:span text:style-name="T25">as</text:span><text:span text:style-name="T12"> outperform</text:span><text:span text:style-name="T25">ing</text:span><text:span text:style-name="T12"> both </text:span><text:span text:style-name="T25">(</text:span><text:span text:style-name="T13">contemporary</text:span><text:span text:style-name="T25">) </text:span><text:span text:style-name="T12">substitutional and, ‘on very large or highly structured sequences’ [sequitur], statistical methods. </text:span><text:span text:style-name="T14">SEQUITUR forms a grammar much in the same way as described above in regards to context-free grammars. An input sequence is assessed symbol by symbol and whenever a repetition of two adjacent symbols occurs, a new rule, a non-terminal symbol that </text:span><text:span text:style-name="T25">can</text:span><text:span text:style-name="T14"> represent a substring of symbols, is added to the grammar.</text:span><text:span text:style-name="T15"> SEQUITUR </text:span><text:span text:style-name="T25">maintains to constraints:</text:span><text:span text:style-name="T15"> digram uniquenes</text:span><text:span text:style-name="T25">s</text:span><text:span text:style-name="T15"> </text:span><text:span text:style-name="T25">and rule utility. The first ensures that</text:span><text:span text:style-name="T15"> no adjacent symbols (terminal or non-terminal) can appear more than once in a grammar. This ensure</text:span><text:span text:style-name="T16">s</text:span><text:span text:style-name="T15"> the hierarchical nature of the grammar. </text:span><text:span text:style-name="T16">The second constraint, digram uniqueness, ensures that whenever a rule’s usage in the grammar falls to one, it’s occurrence is replaced with the right hand side of the rule, </text:span><text:span text:style-name="T17">which allows for the formation of longer rules[]</text:span><text:span text:style-name="T16">.</text:span></text:p>
      <text:p text:style-name="P8"/>
      <text:p text:style-name="P48">DNAsequitur is an alteration of the SEQUITUR algorithm <text:span text:style-name="T55">with additions</text:span> to improve it’s effectiveness on <text:span text:style-name="T55">compresing</text:span> genetic sequences.<text:span text:style-name="T33"> Cherniavsky and Ladner implement encoding of reverse complements where, as each nucleotide base has a complement that is acgt = [whatever it is], as well exact matches reverse complements, where the same sequences’ complement appears an extra symbol can be sent to indicate the rule being used is referring to the complement rather than the rule itself, thus removing the need for two separate rules and reducing grammar size [reference, check this is basically what it is doing]. </text:span></text:p>
      <text:p text:style-name="P48"/>
      <text:p text:style-name="P44"><text:span text:style-name="T12">Similarly to other </text:span><text:span text:style-name="T18">compression</text:span><text:span text:style-name="T12"> methods, multiple techniques are employed </text:span><text:span text:style-name="T18">when using grammar-based compression</text:span><text:span text:style-name="T12">. </text:span><text:span text:style-name="T7">Bakr and Sharawi </text:span><text:span text:style-name="T18">note in their review the encoding of the grammar to binary to further reduce storage size</text:span><text:span text:style-name="T26">[]</text:span><text:span text:style-name="T18">. SEQUITUR</text:span><text:span text:style-name="T12"> </text:span><text:span text:style-name="T19">uses an implicit encoding method for the grammar[]. </text:span><text:span text:style-name="T20">Rather than encoding a list of rules,</text:span><text:span text:style-name="T19"> </text:span><text:span text:style-name="T20">t</text:span><text:span text:style-name="T19">his method </text:span><text:span text:style-name="T21">works by encoding the main </text:span><text:span text:style-name="T26">start rule</text:span><text:span text:style-name="T21"> ‘S’ and sending enough information when necessary to reconstruct the original sequence[]. When reconstructing the sequence, the first </text:span><text:span text:style-name="T20">instance</text:span><text:span text:style-name="T21"> </text:span><text:span text:style-name="T20">of a</text:span><text:span text:style-name="T21"> non-terminal </text:span><text:span text:style-name="T20">is decoded as it’s contents, the right hand side of the rule. </text:span><text:span text:style-name="T26">If</text:span><text:span text:style-name="T20"> the non-terminal occurs again, a pointer to it’s first occurrence in the sequence is given and a rule in the decoder is formed to </text:span><text:soft-page-break/><text:span text:style-name="T20">be used each subsequent time the non-terminal occurs. [Manning and Witten] give the example ‘</text:span><text:span text:style-name="T32">abcd(1, 2)(0, 4)’ </text:span><text:span text:style-name="T20">where ‘bc’ would otherwise be the right hand side of a rule, the pointer (1, 2) refers to ‘bc’s start position 1 from the beginning of the sequence and 2 it’s length. The second pointer consequently decod</text:span><text:span text:style-name="T28">es</text:span><text:span text:style-name="T20"> the string as ‘abcdbcabcdbc’ []. </text:span><text:span text:style-name="T26">DNAsequitur builds on this method by sending quadruples </text:span><text:span text:style-name="T27">as a pointer. </text:span><text:span text:style-name="T28">The</text:span><text:span text:style-name="T26"> </text:span><text:span text:style-name="T27">additional </text:span><text:span text:style-name="T26">information </text:span><text:span text:style-name="T28">includes</text:span><text:span text:style-name="T27"> the rule number </text:span><text:span text:style-name="T28">being</text:span><text:span text:style-name="T27"> refe</text:span><text:span text:style-name="T28">r</text:span><text:span text:style-name="T27">r</text:span><text:span text:style-name="T28">ed</text:span><text:span text:style-name="T27"> to and whether </text:span><text:span text:style-name="T26">the sequence</text:span><text:span text:style-name="T27"> is a reverse complement, </text:span><text:span text:style-name="T26">e.g. [example from paper]. </text:span><text:span text:style-name="T28">This</text:span><text:span text:style-name="T26"> achieves better compression result</text:span><text:span text:style-name="T28">s</text:span><text:span text:style-name="T27">.</text:span></text:p>
      <text:p text:style-name="P32"/>
      <text:p text:style-name="P46">DNAsequitur <text:span text:style-name="T56">utilises a</text:span> custom <text:span text:style-name="T56">adaptive</text:span> <text:span text:style-name="T56">arithmetic</text:span> <text:span text:style-name="T34">coder to encode both the sequences from the input and quadruple pointers into separate bit streams. Arithmetic coding requires a probability distribution over the symbols of a sequence to partition intervals between 0 and 1. Each sequence can then be designated an interval by taking the probabilities of it’s symbols incrementally. This interval in turn corresponds to binary interval on the same scale of 0 to 1 [compression book, youtube]. By making the probability adaptive as each symbol is seen there is no need for the encoder and decoder to store the probability data. The more frequently a symbol occurs the larger the interval it could occur in and so the shorter the binary code it could be given [the binary code must fit within the interval]. The symbols’ frequency is incremented specifc to whether they are exact matches or the less frequent complements, further increasing compression. The tuples are encoded similarly [] using escape symbols for more frequent tuples of the rule 0, length 2 [], for tuples that are infrequently longer than this [another technique is implemented]. For triples and quadruples a gamma [use symbol] is used for the length as the lengths are small enough for this to be useful[] gamma codes are a method to specify the number of next bits to read to ‘get’ the number, eg 0001101. </text:span></text:p>
      <text:p text:style-name="P47"/>
      <text:p text:style-name="P33">A final improvement for DNAsequitur is the cost measure improvement[]. As there is potential for short rules that are used infrequently [] to be created, <text:s/><text:span text:style-name="T35">Cherniavsky and Ladner </text:span>assessed the cost <text:span text:style-name="T36">of encoding the substrings in the grammar over simply maintaining the right hand part of the rule in the main string. Given the need to encode the sequence as well as potentially a tuple and recurrent instances thereafter, for certain rules it will the cost will be less to simply not encode it. This is assessed by calculating the information required to encode a sequence: the number of times it occurs, the quadruple and it’s escape symbol and prefix code. The cost of rules is measured iteratively after a grammar has been formed, until every encoded sequence is cost effective []. </text:span></text:p>
      <text:p text:style-name="P8"/>
      <text:p text:style-name="P45">As <text:span text:style-name="T59">noted</text:span> DNAsequitur does not provide good compression ratios <text:span text:style-name="T37">when compared with other methods </text:span>[<text:span text:style-name="T57">dnaseq paper and review paper</text:span>]. <text:span text:style-name="T37">However, </text:span>Cherniavsky and Ladner <text:span text:style-name="T58">suggest that approximate repeats are accounted for, as is implemented in other algorithms such as DNAcompress, and that this can be achieved by using edit grammars. Edit grammars would match approximate repeats given a certain number of edits <text:s/>include the information needed to edit operations needed on a sequence such as inserting, deleting or substituting a symbol for </text:span><text:soft-page-break/><text:span text:style-name="T58">an approximate match to be encoded as an exact match [example]. As there are potentially many approximate matches this should increase compression. </text:span></text:p>
      <text:p text:style-name="P9"/>
      <text:p text:style-name="P42"><text:span text:style-name="T59">T</text:span>he methods discussed so far have been tested on single files of genetic data, or comparatively small sequences. However, larger genomes <text:span text:style-name="T59">are</text:span> stored <text:span text:style-name="T59">in numerous</text:span> independent files [genbank monkey example] <text:span text:style-name="T59">and there is the potential for</text:span> multiple individual instances of a species’ genome <text:span text:style-name="T59">to</text:span> be stored together. <text:span text:style-name="T38">The ability to compress multiple sets of data would therefore be useful and, w</text:span>hat is more, <text:span text:style-name="T59">there are aspects of compressing multiple files that provide benefits. For example,</text:span> the slight differences between individual genomes [3% reference] and the similarity between species genomes[] suggests a high level of redundancy between such files and <text:span text:style-name="T59">in principle should provide</text:span> the potential for compression. <text:span text:style-name="T38">Methods such as [multiple sets method high throughput] suggest such an approach is beneficial and crucial given the nature of the data, however, grammar-based compression is categorised under Bakr and Sharawi’s horizontal mode, and so it remains to be seen how easily such a method can be adapted to something akin to their vertical mode.</text:span></text:p>
      <text:p text:style-name="P10"/>
      <text:p text:style-name="P34"><text:span text:style-name="T60">M</text:span>any of the algorithms <text:span text:style-name="T60">previously</text:span> discussed work on the <text:span text:style-name="T60">basis</text:span> that <text:span text:style-name="T39">the</text:span> genetic sequences <text:span text:style-name="T39">given as input </text:span>are stored as strings over the alphabet ACGT, <text:span text:style-name="T39">DNAcompress for example will not compress a file that contains any other characters. Yet there are multiple formats for the storage of genetic files that include various sections of meta-data. The FASTA format includes data of the species and a sequence ID, if it is only a section of DNA[]. Furthermore, genetic sequences can be stored with unknown or uncertain nucleotides and so in many files contain additional symbols like R and N. [website reference]. For instance, if a nucleotide may be G or A it can be represented as R and if it could be any of ACGT then it can be represented as N. Compressing files of this nature will require significant alterations to any implementations that only account for an alphabet of four. The smallest amount of necessary bits needed to encode the alphabet would be larger and the algorithm would have to be sufficiently robust to handle meta-data.</text:span></text:p>
      <text:p text:style-name="P11"/>
      <text:p text:style-name="P4">Objective</text:p>
      <text:p text:style-name="P21"><text:span text:style-name="T40">T</text:span>he <text:span text:style-name="T41">main</text:span> objective <text:span text:style-name="T41">of this project is to implement an effective grammar-based algorithm to enable the compression and decompression of genetic data. This will focus on good compression rates in comparison to other implementations, for storage and transmission, as well as minimum computational times and memory requirements with the most achievable trade off between the three. </text:span></text:p>
      <text:p text:style-name="P21"/>
      <text:p text:style-name="P22">This implementation will also aim to provide the functionality by taking into account various file formats used for genetic data, including meta-data and larger alphabets, by increasing the range of the algorithms input. <text:span text:style-name="T42">The</text:span> compressi<text:span text:style-name="T42">on of</text:span> multiple files, allowing for various collections <text:soft-page-break/>of data sets to be stored, ideally with increased compression performance, <text:span text:style-name="T42">is also an aim to be added as functionality for this implementation.</text:span></text:p>
      <text:p text:style-name="P21"/>
      <text:p text:style-name="P23">To further aid functionality and usability a GUI for the algorithm will aim to be implemented to provide easier capability to compress and decompress files as well as access and view individual files or multiple files whilst compressed.</text:p>
      <text:p text:style-name="P12"/>
      <text:p text:style-name="P3">Method</text:p>
      <text:p text:style-name="P35">The current methodology requires the implementation of previous grammar-based methods, that of SEQUITUR and DNAsequitur discussed earlier, as an initial foundation. <text:span text:style-name="T43">A proof of concept prototype has been developed which incorporates SEQUITURS two constraints of digram uniqueness and rule utility and performs the 4 main stages of SEQUITURS grammar construction [quote of the details]. A basic binary encoding that includes gamma codes to encode and specify terminal and non-terminal symbols, and a two bit base given arbitrarily to the alphabet ACGT is currently in place. Initial results provide some compression on small sequences, although not to a comparable degree to other implementations [as seen in table below] and performance is slow. [</text:span><text:span text:style-name="T31">how to improve??</text:span><text:span text:style-name="T43">] //decompression recursive.</text:span></text:p>
      <text:p text:style-name="P35"/>
      <text:p text:style-name="P36">This prototype will be incremented on to include the improvements discussed by <text:s/><text:span text:style-name="T33">Cherniavsky and Ladner whilst testing other possible methods, dependent on how differences such as an extended alphabet affect trends in the data, to improve compression and running time. Edit grammars in particular will be incorporated as suggested, and any improvements gained will be measured against the extra computation required to find approximate repeats [reference stating the difficulty [review??]]. Adaptive arithmetic coding will be implemented and tested, although how much such a technique will affect the ability to search compressed data and implement visually navigating compressed files, remains to be seen.</text:span></text:p>
      <text:p text:style-name="P36"/>
      <text:p text:style-name="P37">Crucial for evaluation and informed implementation will be the testing method. <text:span text:style-name="T44">There is an available standard corpus of genetic data referenced in a number of papers that results will be able to compared to. The compression rate can be tested by simple percentage [reference compression book] see table 1</text:span></text:p>
      <text:p text:style-name="P37"/>
      <text:p text:style-name="P38">ADD TABLE with percentage checks.</text:p>
      <text:p text:style-name="P38"/>
      <text:p text:style-name="P38">[DNAsequitur paper] indicates the amount of bytes that constitute the compressed and uncompressed files with a base reference of encoding the four letter alphabet with 2 bits per symbol. Effectively, when working on such a data set [4 symbols] compression rates need to be lower than that base to be worthwhile. Comparisons over separate implementations of techniques will also be compared.</text:p>
      <text:p text:style-name="P38"/>
      <text:p text:style-name="P24"><text:soft-page-break/><text:span text:style-name="T4">The speed at which data is both compressed and decompressed is also significant. Longer sequences are noted as taking [half an hour – review paper] to complete and so an acceptable speed must be agreed upon. </text:span><text:span text:style-name="T22">If it is possible for an algorithm to access parts of compressed data without decompressing the entire sequence or sequences, a longer compression time may be acceptable. Much like compression rates, performance of different algorithms on the same corpus provides a reliable means of evaluation.</text:span></text:p>
      <text:p text:style-name="P3"/>
      <text:p text:style-name="P3">Work Plan</text:p>
      <text:p text:style-name="P3"/>
      <text:p text:style-name="P13"><text:span text:style-name="T45">Brief i</text:span>ntro <text:span text:style-name="T45">to work plan</text:span></text:p>
      <text:p text:style-name="P25"/>
      <text:p text:style-name="P25">1/<text:span text:style-name="T46">2</text:span> - <text:span text:style-name="T47">Increase speed of current implementation and complete implementation of techniques found in previous papers.</text:span></text:p>
      <text:p text:style-name="P25"/>
      <text:p text:style-name="P25"><text:span text:style-name="T46">3/4</text:span> – <text:span text:style-name="T46">Implement further steps such as edit grammars and any other possible improvements. Begin writing Project Report.</text:span></text:p>
      <text:p text:style-name="P25"/>
      <text:p text:style-name="P25"><text:span text:style-name="T46">5</text:span>/<text:span text:style-name="T46">6</text:span> – <text:span text:style-name="T47">Begin implementing multiple file compression and folder hierarchy. </text:span></text:p>
      <text:p text:style-name="P25"/>
      <text:p text:style-name="P25"><text:span text:style-name="T46">7</text:span>/<text:span text:style-name="T46">8 </text:span>– <text:span text:style-name="T47">Depending on results at this stage, continue developing for improved speed and compression rates.</text:span> </text:p>
      <text:p text:style-name="P25"/>
      <text:p text:style-name="P25"><text:span text:style-name="T46">9</text:span>/<text:span text:style-name="T46">10</text:span> – <text:span text:style-name="T46">Develop and implement graphical interface for navigating compressed files and folders.</text:span></text:p>
      <text:p text:style-name="P3"/>
      <text:p text:style-name="P3">Summary</text:p>
      <text:p text:style-name="P3"/>
      <text:p text:style-name="P26">might not be able to do multiple, but the underlying will still be relevant. <text:span text:style-name="T45">Explain all again.</text:span></text:p>
      <text:p text:style-name="P27"/>
      <text:p text:style-name="P1">Re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08:56:07.270323545</meta:creation-date>
    <dc:date>2018-04-16T12:34:27.242849413</dc:date>
    <meta:editing-duration>PT1H46M50S</meta:editing-duration>
    <meta:editing-cycles>10</meta:editing-cycles>
    <meta:generator>LibreOffice/5.1.6.2$Linux_X86_64 LibreOffice_project/10m0$Build-2</meta:generator>
    <meta:document-statistic meta:table-count="0" meta:image-count="0" meta:object-count="0" meta:page-count="7" meta:paragraph-count="47" meta:word-count="2873" meta:character-count="18552" meta:non-whitespace-character-count="15703"/>
  </office:meta>
</office:document-meta>
</file>